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0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8" style:family="table-cell" style:parent-style-name="Default">
      <style:text-properties style:text-underline-style="none"/>
    </style:style>
    <style:style style:name="ce39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9"/>
        <table:table-column table:style-name="co2" table:default-cell-style-name="ce30"/>
        <table:table-column table:style-name="co3" table:number-columns-repeated="2" table:default-cell-style-name="ce30"/>
        <table:table-column table:style-name="co4" table:default-cell-style-name="ce30"/>
        <table:table-column table:style-name="co5" table:default-cell-style-name="ce35"/>
        <table:table-column table:style-name="co6" table:default-cell-style-name="ce37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27" office:value-type="string" calcext:value-type="string">
            <text:p>TAREA</text:p>
          </table:table-cell>
          <table:table-cell table:number-columns-repeated="4"/>
          <table:table-cell table:style-name="Default" table:number-columns-repeated="2"/>
          <table:table-cell/>
          <table:table-cell table:style-name="ce39" office:value-type="string" calcext:value-type="string">
            <text:p>PTS</text:p>
          </table:table-cell>
        </table:table-row>
        <table:table-row table:style-name="ro1">
          <table:table-cell table:style-name="ce28" office:value-type="string" calcext:value-type="string">
            <text:p>Nombre</text:p>
          </table:table-cell>
          <table:table-cell table:style-name="ce31" office:value-type="string" calcext:value-type="string">
            <text:p>Pregunta A</text:p>
          </table:table-cell>
          <table:table-cell table:style-name="ce31" office:value-type="string" calcext:value-type="string">
            <text:p>Pregunta B</text:p>
          </table:table-cell>
          <table:table-cell table:style-name="ce31" office:value-type="string" calcext:value-type="string">
            <text:p>Pregunta C</text:p>
          </table:table-cell>
          <table:table-cell table:style-name="ce33" office:value-type="string" calcext:value-type="string">
            <text:p>Total</text:p>
          </table:table-cell>
          <table:table-cell table:style-name="ce31" office:value-type="string" calcext:value-type="string">
            <text:p>Comentario</text:p>
          </table:table-cell>
          <table:table-cell table:style-name="ce36" office:value-type="string" calcext:value-type="string">
            <text:p>Pregunta A</text:p>
          </table:table-cell>
          <table:table-cell table:style-name="ce29" office:value-type="string" calcext:value-type="string">
            <text:p>responda todas las preguntas</text:p>
          </table:table-cell>
          <table:table-cell table:style-name="ce3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3:.D3])" office:value-type="float" office:value="10" calcext:value-type="float">
            <text:p>10</text:p>
          </table:table-cell>
          <table:table-cell table:style-name="ce34"/>
          <table:table-cell table:style-name="ce36" office:value-type="string" calcext:value-type="string">
            <text:p>Pregunta B</text:p>
          </table:table-cell>
          <table:table-cell table:style-name="ce29" office:value-type="string" calcext:value-type="string">
            <text:p>correctitud de las preguntas</text:p>
          </table:table-cell>
          <table:table-cell table:style-name="ce3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4:.D4])" office:value-type="float" office:value="10" calcext:value-type="float">
            <text:p>10</text:p>
          </table:table-cell>
          <table:table-cell table:style-name="ce34"/>
          <table:table-cell table:style-name="ce36" office:value-type="string" calcext:value-type="string">
            <text:p>Pregunta C</text:p>
          </table:table-cell>
          <table:table-cell table:style-name="ce29" office:value-type="string" calcext:value-type="string">
            <text:p>clase Canción</text:p>
          </table:table-cell>
          <table:table-cell table:style-name="ce3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table:formula="of:=SUM([.B5:.D5])" office:value-type="float" office:value="9.4" calcext:value-type="float">
            <text:p>9,4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AR FELIPE LOPEZ SALAS</text:p>
          </table:table-cell>
          <table:table-cell table:number-columns-repeated="3"/>
          <table:table-cell table:formula="of:=SUM([.B6:.D6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,8</text:p>
          </table:table-cell>
          <table:table-cell office:value-type="float" office:value="5" calcext:value-type="float">
            <text:p>5</text:p>
          </table:table-cell>
          <table:table-cell table:formula="of:=SUM([.B7:.D7])" office:value-type="float" office:value="9.8" calcext:value-type="float">
            <text:p>9,8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8:.D8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AN JAKE AMADOR ALVARADO</text:p>
          </table:table-cell>
          <table:table-cell table:style-name="ce32" office:value-type="float" office:value="1.85" calcext:value-type="float">
            <text:p>1,8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9:.D9])" office:value-type="float" office:value="9.85" calcext:value-type="float">
            <text:p>9,8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B10:.D10])" office:value-type="float" office:value="9" calcext:value-type="float">
            <text:p>9</text:p>
          </table:table-cell>
          <table:table-cell/>
          <table:table-cell office:value-type="string" calcext:value-type="string">
            <text:p>.</text:p>
          </table:table-cell>
          <table:table-cell table:style-name="ce38"/>
          <table:table-cell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1:.D11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table:formula="of:=SUM([.B12:.D12])" office:value-type="float" office:value="9.5" calcext:value-type="float">
            <text:p>9,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DY DANIEL GODINEZ ASTU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3:.D13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 ANTONIO CHACON GARR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4:.D14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SIS MONSERRATH HERRERA KNYGHT</text:p>
          </table:table-cell>
          <table:table-cell table:number-columns-repeated="3"/>
          <table:table-cell table:formula="of:=SUM([.B15:.D1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6:.D16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AEL LOPEZ VALLECILL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7:.D17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EMY JOSE ESPINOZA MADRIGAL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,6</text:p>
          </table:table-cell>
          <table:table-cell office:value-type="float" office:value="5" calcext:value-type="float">
            <text:p>5</text:p>
          </table:table-cell>
          <table:table-cell table:formula="of:=SUM([.B18:.D18])" office:value-type="float" office:value="9.6" calcext:value-type="float">
            <text:p>9,6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19:.D19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ALBERTO MURILLO CHAVE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0:.D20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TALINA GARCIA HERNANDEZ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1:.D21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22:.D22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23:.D23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B24:.D24])" office:value-type="float" office:value="10" calcext:value-type="float">
            <text:p>1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-0.15 por pregunta en parte a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-0.2 por pregunta en parte b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21:31:34.3977123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23T19:12:42.740093716</dc:date>
    <meta:editing-duration>PT49M47S</meta:editing-duration>
    <meta:editing-cycles>5</meta:editing-cycles>
    <meta:generator>LibreOffice/6.4.4.2$Linux_X86_64 LibreOffice_project/40$Build-2</meta:generator>
    <meta:document-statistic meta:table-count="1" meta:cell-count="143" meta:object-count="0"/>
  </office:meta>
</office:document-meta>
</file>